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0ab" officeooo:paragraph-rsid="000d90ab"/>
    </style:style>
    <style:style style:name="T1" style:family="text">
      <style:text-properties fo:background-color="#cc0000" loext:char-shading-value="0"/>
    </style:style>
    <style:style style:name="T2" style:family="text">
      <style:text-properties fo:background-color="#ff8080" loext:char-shading-value="0"/>
    </style:style>
    <style:style style:name="T3" style:family="text">
      <style:text-properties fo:background-color="#c5000b" loext:char-shading-value="0"/>
    </style:style>
    <style:style style:name="T4" style:family="text">
      <style:text-properties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316717<text:span text:style-name="T2">653133</text:span><text:span text:style-name="T4">0</text:span><text:span text:style-name="T2">624919</text:span>2251196744265747423553491949349<text:span text:style-name="T2">698352</text:span><text:span text:style-name="T4">0</text:span><text:span text:style-name="T1">3127745</text:span><text:span text:style-name="T4">0</text:span><text:span text:style-name="T2">632623</text:span>9<text:span text:style-name="T2">578318</text:span><text:span text:style-name="T4">0</text:span><text:span text:style-name="T3">169848</text:span><text:span text:style-name="T4">0</text:span><text:span text:style-name="T2">186947</text:span>88518438<text:span text:style-name="T2">586156</text:span><text:span text:style-name="T4">0</text:span><text:span text:style-name="T2">789112</text:span>9494<text:span text:style-name="T2">954595</text:span><text:span text:style-name="T4">0</text:span><text:span text:style-name="T2">173795</text:span>83319<text:span text:style-name="T2">528532</text:span><text:span text:style-name="T4">0</text:span><text:span text:style-name="T3">88</text:span><text:span text:style-name="T4">0</text:span><text:span text:style-name="T3">55111254</text:span><text:span text:style-name="T4">0</text:span><text:span text:style-name="T2">698747</text:span>158<text:span text:style-name="T2">523863</text:span><text:span text:style-name="T4">0</text:span><text:span text:style-name="T3">5</text:span><text:span text:style-name="T4">0</text:span><text:span text:style-name="T3">71569329</text:span><text:span text:style-name="T4">0</text:span><text:span text:style-name="T3">963295227443</text:span><text:span text:style-name="T4">0</text:span><text:span text:style-name="T2">435576</text:span>689<text:span text:style-name="T2">664895</text:span><text:span text:style-name="T4">0</text:span><text:span text:style-name="T2">445244</text:span>5231617<text:span text:style-name="T2">318564</text:span><text:span text:style-name="T4">0</text:span><text:span text:style-name="T3">3</text:span><text:span text:style-name="T4">0</text:span><text:span text:style-name="T2">987111</text:span>217223831136222989<text:span text:style-name="T2">342338</text:span><text:span text:style-name="T4">0</text:span><text:span text:style-name="T3">3</text:span><text:span text:style-name="T4">0</text:span><text:span text:style-name="T2">813533</text:span>62766<text:span text:style-name="T2">142828</text:span><text:span text:style-name="T4">0</text:span><text:span text:style-name="T2">644448</text:span>66452<text:span text:style-name="T2">387493</text:span><text:span text:style-name="T4">0</text:span><text:span text:style-name="T3">3589</text:span><text:span text:style-name="T4">0</text:span><text:span text:style-name="T3">729629</text:span><text:span text:style-name="T4">0</text:span><text:span text:style-name="T3">49156</text:span><text:span text:style-name="T4">0</text:span><text:span text:style-name="T3">44</text:span><text:span text:style-name="T4">0</text:span><text:span text:style-name="T3">77239</text:span><text:span text:style-name="T4">0</text:span><text:span text:style-name="T3">71381</text:span><text:span text:style-name="T4">0</text:span><text:span text:style-name="T3">5158593</text:span><text:span text:style-name="T4">0</text:span><text:span text:style-name="T3">796</text:span><text:span text:style-name="T4">0</text:span><text:span text:style-name="T3">8667</text:span><text:span text:style-name="T4">0</text:span><text:span text:style-name="T2">172427</text:span>1218839<text:span text:style-name="T2">987979</text:span><text:span text:style-name="T4">0</text:span><text:span text:style-name="T3">87922749219</text:span><text:span text:style-name="T4">0</text:span><text:span text:style-name="T3">169972</text:span><text:span text:style-name="T4">0</text:span><text:span text:style-name="T3">888</text:span><text:span text:style-name="T4">0</text:span><text:span text:style-name="T2">937766</text:span>5<text:span text:style-name="T2">727333</text:span><text:span text:style-name="T4">00</text:span><text:span text:style-name="T3">1</text:span><text:span text:style-name="T4">0</text:span><text:span text:style-name="T3">5336788122</text:span><text:span text:style-name="T4">0</text:span><text:span text:style-name="T3">2354218</text:span><text:span text:style-name="T4">0</text:span><text:span text:style-name="T3">975125454</text:span><text:span text:style-name="T4">0</text:span><text:span text:style-name="T2">594752</text:span>243<text:span text:style-name="T2">525849</text:span><text:span text:style-name="T4">0</text:span><text:span text:style-name="T3">771167</text:span><text:span text:style-name="T4">0</text:span><text:span text:style-name="T3">556</text:span><text:span text:style-name="T4">0</text:span><text:span text:style-name="T3">136</text:span><text:span text:style-name="T4">0</text:span><text:span text:style-name="T3">48395864467</text:span><text:span text:style-name="T4">0</text:span><text:span text:style-name="T2">632441</text:span>572215539753697817977<text:span text:style-name="T2">846174</text:span><text:span text:style-name="T4">0</text:span><text:span text:style-name="T3">6495514929</text:span><text:span text:style-name="T4">0</text:span><text:span text:style-name="T2">862569</text:span>32197846862248283972241<text:span text:style-name="T2">375657</text:span><text:span text:style-name="T4">0</text:span><text:span text:style-name="T3">56</text:span><text:span text:style-name="T4">0</text:span><text:span text:style-name="T3">5749</text:span><text:span text:style-name="T4">0</text:span><text:span text:style-name="T3">2614</text:span><text:span text:style-name="T4">0</text:span><text:span text:style-name="T2">797296</text:span>86524<text:span text:style-name="T2">145351</text:span><text:span text:style-name="T4">00</text:span><text:span text:style-name="T3">4748216637</text:span><text:span text:style-name="T4">0</text:span><text:span text:style-name="T3">4844</text:span><text:span text:style-name="T4">0</text:span><text:span text:style-name="T3">319989</text:span><text:span text:style-name="T4">000</text:span><text:span text:style-name="T3">889524345</text:span><text:span text:style-name="T4">0</text:span><text:span text:style-name="T2">658541</text:span>2275886668811642717147992444<text:span text:style-name="T2">292823</text:span><text:span text:style-name="T4">0</text:span><text:span text:style-name="T2">863465</text:span>674813919123162824586178664583591245665294765456828489128<text:span text:style-name="T2">831426</text:span><text:span text:style-name="T4">0</text:span><text:span text:style-name="T3">769</text:span><text:span text:style-name="T4">00</text:span><text:span text:style-name="T3">4224219</text:span><text:span text:style-name="T4">0</text:span><text:span text:style-name="T3">22671</text:span><text:span text:style-name="T4">0</text:span><text:span text:style-name="T3">556263211111</text:span><text:span text:style-name="T4">0</text:span><text:span text:style-name="T3">937</text:span><text:span text:style-name="T4">0</text:span><text:span text:style-name="T3">5442175</text:span><text:span text:style-name="T4">0</text:span><text:span text:style-name="T3">694165896</text:span><text:span text:style-name="T4">0</text:span><text:span text:style-name="T3">4</text:span><text:span text:style-name="T4">0</text:span><text:span text:style-name="T3">8</text:span><text:span text:style-name="T4">0</text:span><text:span text:style-name="T3">71984</text:span><text:span text:style-name="T4">0</text:span><text:span text:style-name="T3">385</text:span><text:span text:style-name="T4">0</text:span><text:span text:style-name="T2">962455</text:span>44436<text:span text:style-name="T2">298123</text:span><text:span text:style-name="T4">0</text:span><text:span text:style-name="T2">987879</text:span>9272<text:span text:style-name="T2">442849</text:span><text:span text:style-name="T4">0</text:span><text:span text:style-name="T3">91888458</text:span><text:span text:style-name="T4">0</text:span><text:span text:style-name="T3">156166</text:span><text:span text:style-name="T4">0</text:span><text:span text:style-name="T2">979191</text:span>338<text:span text:style-name="T2">754992</text:span><text:span text:style-name="T4">00</text:span><text:span text:style-name="T3">524</text:span><text:span text:style-name="T4">0</text:span><text:span text:style-name="T3">6368991256</text:span><text:span text:style-name="T4">0</text:span><text:span text:style-name="T3">7176</text:span><text:span text:style-name="T4">0</text:span><text:span text:style-name="T3">6</text:span><text:span text:style-name="T4">0</text:span><text:span text:style-name="T3">58861164671</text:span><text:span text:style-name="T4">0</text:span><text:span text:style-name="T3">94</text:span><text:span text:style-name="T4">0</text:span><text:span text:style-name="T3">5</text:span><text:span text:style-name="T4">0</text:span><text:span text:style-name="T3">77541</text:span><text:span text:style-name="T4">00</text:span><text:span text:style-name="T3">22569831552</text:span><text:span text:style-name="T4">000</text:span><text:span text:style-name="T2">559357</text:span>297257163626956<text:span text:style-name="T2">188267</text:span><text:span text:style-name="T4">0</text:span><text:span text:style-name="T3">4282524836</text:span><text:span text:style-name="T4">00</text:span><text:span text:style-name="T3">82325753</text:span><text:span text:style-name="T4">0</text:span><text:span text:style-name="T3">42</text:span><text:span text:style-name="T4">0</text:span><text:span text:style-name="T3">75296345</text:span><text:span text:style-name="T4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44:58.201029359</meta:creation-date>
    <dc:date>2014-10-13T13:16:11.205424634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1000" meta:non-whitespace-character-count="1000"/>
    <meta:generator>LibreOffice/4.3.2.2.0$Linux_X86_64 LibreOffice_project/430m0$Build-2</meta:generator>
  </office:meta>
</office:document-meta>
</file>